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128.89pt"/>
    </style:style>
    <style:style style:name="co9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84"/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volatility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table:style-name="Default" office:value-type="string" calcext:value-type="string">
            <text:p>Recession Start</text:p>
          </table:table-cell>
          <table:table-cell table:style-name="Default" office:value-type="string" calcext:value-type="string">
            <text:p>Volatility Spike</text:p>
          </table:table-cell>
        </table:table-row>
        <table:table-row table:style-name="ro1">
          <table:table-cell office:value-type="date" office:date-value="1969-12-01" calcext:value-type="date">
            <text:p>1969-12-01</text:p>
          </table:table-cell>
          <table:table-cell office:value-type="date" office:date-value="1969-06-01" calcext:value-type="date">
            <text:p>1969-06-01</text:p>
          </table:table-cell>
        </table:table-row>
        <table:table-row table:style-name="ro1">
          <table:table-cell office:value-type="date" office:date-value="1973-11-01" calcext:value-type="date">
            <text:p>1973-11-01</text:p>
          </table:table-cell>
          <table:table-cell office:value-type="date" office:date-value="1973-06-01" calcext:value-type="date">
            <text:p>1973-06-01</text:p>
          </table:table-cell>
        </table:table-row>
        <table:table-row table:style-name="ro1">
          <table:table-cell office:value-type="date" office:date-value="1980-01-01" calcext:value-type="date">
            <text:p>1980-01-01</text:p>
          </table:table-cell>
          <table:table-cell office:value-type="date" office:date-value="1979-03-01" calcext:value-type="date">
            <text:p>1979-03-01</text:p>
          </table:table-cell>
        </table:table-row>
        <table:table-row table:style-name="ro1">
          <table:table-cell office:value-type="date" office:date-value="1981-07-01" calcext:value-type="date">
            <text:p>1981-07-01</text:p>
          </table:table-cell>
          <table:table-cell office:value-type="date" office:date-value="1980-12-01" calcext:value-type="date">
            <text:p>1980-12-01</text:p>
          </table:table-cell>
        </table:table-row>
        <table:table-row table:style-name="ro1">
          <table:table-cell table:number-columns-repeated="2" office:value-type="date" office:date-value="1990-07-01" calcext:value-type="date">
            <text:p>1990-07-01</text:p>
          </table:table-cell>
        </table:table-row>
        <table:table-row table:style-name="ro1">
          <table:table-cell office:value-type="date" office:date-value="2001-03-01" calcext:value-type="date">
            <text:p>2001-03-01</text:p>
          </table:table-cell>
          <table:table-cell office:value-type="date" office:date-value="2000-07-01" calcext:value-type="date">
            <text:p>2000-07-01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date" office:date-value="2007-08-01" calcext:value-type="date">
            <text:p>2007-08-01</text:p>
          </table:table-cell>
        </table:table-row>
      </table:table>
      <table:table table:name="compare" table:style-name="ta1"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Recession Start</text:p>
          </table:table-cell>
          <table:table-cell office:value-type="string" calcext:value-type="string">
            <text:p>MSRISK</text:p>
          </table:table-cell>
          <table:table-cell office:value-type="string" calcext:value-type="string">
            <text:p>NYFRB 25%</text:p>
          </table:table-cell>
          <table:table-cell office:value-type="string" calcext:value-type="string">
            <text:p>NYFRB 50%</text:p>
          </table:table-cell>
          <table:table-cell office:value-type="string" calcext:value-type="string">
            <text:p>Other Regime Switching</text:p>
          </table:table-cell>
          <table:table-cell office:value-type="string" calcext:value-type="string">
            <text:p>LEI</text:p>
          </table:table-cell>
        </table:table-row>
        <table:table-row table:style-name="ro1">
          <table:table-cell office:value-type="date" office:date-value="1969-12-01" calcext:value-type="date">
            <text:p>1969-12-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s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1973-11-01" calcext:value-type="date">
            <text:p>1973-11-0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1980-01-01" calcext:value-type="date">
            <text:p>1980-01-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ed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1981-07-01" calcext:value-type="date">
            <text:p>1981-07-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1990-07-01" calcext:value-type="date">
            <text:p>1990-07-0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sed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date" office:date-value="2017-03-01" calcext:value-type="date">
            <text:p>03/01/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7-12-07" calcext:value-type="date">
            <text:p>12/07/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sed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False Signa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22:18:41.496541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6:23:47.551431967</meta:creation-date>
    <dc:date>2017-12-18T22:21:17.443338596</dc:date>
    <meta:editing-duration>PT3H14M20S</meta:editing-duration>
    <meta:editing-cycles>3</meta:editing-cycles>
    <meta:generator>LibreOffice/5.1.6.2$Linux_X86_64 LibreOffice_project/10m0$Build-2</meta:generator>
    <meta:document-statistic meta:table-count="2" meta:cell-count="70" meta:object-count="0"/>
  </office:meta>
</office:document-meta>
</file>